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10000014A96E80B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width="2.7799in" svg:height="2.1992in" draw:z-index="1"><draw:image xlink:href="Pictures/10000201000001A10000014A96E80B49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width="2.7799in" svg:height="2.1992in" draw:z-index="0"><draw:image xlink:href="Pictures/10000201000001A10000014A96E80B4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width="2.7799in" svg:height="2.1992in" draw:z-index="2"><draw:image xlink:href="Pictures/10000201000001A10000014A96E80B4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width="2.7799in" svg:height="2.1992in" draw:z-index="3"><draw:image xlink:href="Pictures/10000201000001A10000014A96E80B4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width="2.7799in" svg:height="2.1992in" draw:z-index="4"><draw:image xlink:href="Pictures/10000201000001A10000014A96E80B4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width="2.7799in" svg:height="2.1992in" draw:z-index="5"><draw:image xlink:href="Pictures/10000201000001A10000014A96E80B49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width="2.7799in" svg:height="2.1992in" draw:z-index="6"><draw:image xlink:href="Pictures/10000201000001A10000014A96E80B4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width="2.7799in" svg:height="2.1992in" draw:z-index="7"><draw:image xlink:href="Pictures/10000201000001A10000014A96E80B4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width="2.7799in" svg:height="2.1992in" draw:z-index="8"><draw:image xlink:href="Pictures/10000201000001A10000014A96E80B49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width="2.7799in" svg:height="2.1992in" draw:z-index="9"><draw:image xlink:href="Pictures/10000201000001A10000014A96E80B49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7-07-22T12:09:20.183000000</dc:date>
    <meta:editing-cycles>32</meta:editing-cycles>
    <dc:subject>Avery Dennison Template</dc:subject>
    <dc:title>Avery Dennison Template</dc:title>
    <meta:editing-duration>P3DT17H19M33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